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2">
      <style:paragraph-properties fo:line-height="150%" fo:break-before="page"/>
      <style:text-properties style:font-name="Times New Roman2" fo:font-size="14pt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font-name="Times New Roman2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2"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5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16" style:family="paragraph" style:parent-style-name="Text_20_body_20__28_user_29_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_28_user_29_">
      <style:paragraph-properties fo:line-height="150%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_20__28_user_29_">
      <style:text-properties style:font-name="Times New Roman2" fo:font-size="14pt" fo:language="en" fo:country="US" fo:font-weight="normal" officeooo:paragraph-rsid="002f557e" style:font-size-asian="14pt" style:font-weight-asian="normal" style:font-size-complex="14pt" style:font-weight-complex="normal"/>
    </style:style>
    <style:style style:name="P19" style:family="paragraph" style:parent-style-name="Text_20_body_20__28_user_29_">
      <style:paragraph-properties fo:line-height="150%"/>
    </style:style>
    <style:style style:name="P20" style:family="paragraph" style:parent-style-name="Text_20_body_20__28_user_29_">
      <style:paragraph-properties fo:line-height="150%"/>
      <style:text-properties officeooo:paragraph-rsid="0025678a"/>
    </style:style>
    <style:style style:name="P21" style:family="paragraph" style:parent-style-name="Text_20_body_20__28_user_29_">
      <style:paragraph-properties fo:line-height="150%"/>
      <style:text-properties officeooo:paragraph-rsid="002f557e"/>
    </style:style>
    <style:style style:name="P22" style:family="paragraph" style:parent-style-name="Text_20_body_20__28_user_29_">
      <style:text-properties officeooo:paragraph-rsid="0025678a"/>
    </style:style>
    <style:style style:name="P23" style:family="paragraph" style:parent-style-name="Text_20_body_20__28_user_29_">
      <style:text-properties officeooo:paragraph-rsid="00303c13"/>
    </style:style>
    <style:style style:name="P24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25" style:family="paragraph" style:parent-style-name="Text_20_body_20__28_user_29_">
      <style:paragraph-properties fo:line-height="150%"/>
      <style:text-properties style:font-name="Times New Roman2" fo:font-size="14pt" fo:font-weight="bold" officeooo:rsid="002f1428" officeooo:paragraph-rsid="002f1428" style:font-size-asian="14pt" style:font-weight-asian="bold" style:font-size-complex="14pt" style:font-weight-complex="bold"/>
    </style:style>
    <style:style style:name="P26" style:family="paragraph" style:parent-style-name="Text_20_body_20__28_user_29_">
      <style:paragraph-properties fo:line-height="150%"/>
      <style:text-properties style:font-name="Times New Roman2" fo:font-size="14pt" fo:font-style="normal" fo:font-weight="normal" officeooo:rsid="002f1428" officeooo:paragraph-rsid="002f1428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_20__28_user_29_">
      <style:text-properties style:font-name="Times New Roman2" fo:font-size="14pt" fo:language="en" fo:country="US" fo:font-weight="normal" officeooo:paragraph-rsid="002f557e" style:font-size-asian="14pt" style:font-weight-asian="normal" style:font-size-complex="14pt" style:font-weight-complex="normal"/>
    </style:style>
    <style:style style:name="P28" style:family="paragraph" style:parent-style-name="Text_20_body_20__28_user_29_">
      <style:text-properties style:use-window-font-color="true" style:font-name="Times New Roman2" fo:font-size="14pt" fo:language="en" fo:country="US" fo:font-weight="normal" officeooo:rsid="002f557e" officeooo:paragraph-rsid="002f557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9" style:family="paragraph" style:parent-style-name="Text_20_body_20__28_user_29_">
      <style:paragraph-properties fo:break-before="page"/>
      <style:text-properties style:use-window-font-color="true" style:font-name="Times New Roman2" fo:font-size="14pt" fo:language="en" fo:country="US" fo:font-weight="normal" officeooo:rsid="002f557e" officeooo:paragraph-rsid="002f557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style:font-name="Times New Roman2" fo:font-size="14pt" fo:language="ru" fo:country="RU" fo:font-weight="bold" officeooo:rsid="002f1428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style:use-window-font-color="true" style:font-name="Times New Roman2" fo:font-size="14pt" fo:language="ru" fo:country="RU" fo:font-weight="normal" officeooo:rsid="00303c13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T8" style:family="text">
      <style:text-properties style:use-window-font-color="true" style:font-name="Times New Roman2" fo:font-size="14pt" fo:language="ru" fo:country="RU" officeooo:rsid="002f1428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9" style:family="text">
      <style:text-properties style:use-window-font-color="true" style:font-name="Times New Roman2" fo:font-size="14pt" fo:language="ru" fo:country="RU" officeooo:rsid="002f557e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10" style:family="text">
      <style:text-properties style:use-window-font-color="true" style:font-name="Times New Roman2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1" style:family="text">
      <style:text-properties style:use-window-font-color="true" style:font-name="Times New Roman2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2" style:family="text">
      <style:text-properties style:use-window-font-color="true" style:font-name="Times New Roman2" fo:font-size="14pt" fo:language="en" fo:country="US" fo:font-weight="bold" officeooo:rsid="002f557e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3" style:family="text">
      <style:text-properties style:use-window-font-color="true" style:font-name="Times New Roman1" fo:font-size="14pt" fo:language="ru" fo:country="RU" officeooo:rsid="002f557e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4" style:family="text">
      <style:text-properties style:use-window-font-color="true" style:font-name="Times New Roman1" fo:font-size="14pt" fo:language="ru" fo:country="RU" officeooo:rsid="00303c13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5" style:family="text">
      <style:text-properties style:use-window-font-color="true" fo:font-weight="bold" officeooo:rsid="002716f2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6" style:family="text">
      <style:text-properties style:use-window-font-color="true" fo:font-weight="bold" officeooo:rsid="002f557e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7" style:family="text">
      <style:text-properties style:use-window-font-color="true" fo:font-weight="bold" officeooo:rsid="00216767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8" style:family="text"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9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2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1" style:family="text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2" fo:font-size="14pt" fo:font-weight="normal" officeooo:rsid="00303c13" style:font-size-asian="14pt" style:font-weight-asian="normal" style:font-size-complex="14pt" style:font-weight-complex="normal"/>
    </style:style>
    <style:style style:name="T23" style:family="text">
      <style:text-properties style:font-name="Times New Roman2" fo:font-size="14pt" style:font-size-asian="14pt" style:font-size-complex="14pt"/>
    </style:style>
    <style:style style:name="T24" style:family="text">
      <style:text-properties style:font-name="Times New Roman2" fo:font-size="14pt" officeooo:rsid="002f1428" style:font-size-asian="14pt" style:font-size-complex="14pt"/>
    </style:style>
    <style:style style:name="T25" style:family="text">
      <style:text-properties style:font-name="Times New Roman2" fo:font-size="14pt" officeooo:rsid="002f557e" style:font-size-asian="14pt" style:font-size-complex="14pt"/>
    </style:style>
    <style:style style:name="T26" style:family="text">
      <style:text-properties officeooo:rsid="00303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8"/>
      <text:p text:style-name="P8"/>
      <text:p text:style-name="P8"/>
      <text:p text:style-name="P8"/>
      <text:p text:style-name="P12"><text:span text:style-name="Book_20_Title"><text:span text:style-name="T1"/></text:span></text:p>
      <text:p text:style-name="P12"><text:span text:style-name="Book_20_Title"><text:span text:style-name="T1">отчет</text:span></text:span></text:p>
      <text:p text:style-name="P12"><text:span text:style-name="T18">по лабораторной работе №</text:span><text:span text:style-name="T6">5</text:span></text:p>
      <text:p text:style-name="P14">по дисциплине «Организация ЭВМ»</text:p>
      <text:p text:style-name="P13"><text:span text:style-name="Book_20_Title"><text:span text:style-name="T3">Тема: Разработка собственного прерывания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9383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3" text:outline-level="2"><text:tab/>Цель работы.</text:h>
      <text:p text:style-name="P19"><text:span text:style-name="T23">Изучить основные принципы работы с прерываниями. П</text:span><text:span text:style-name="T8">рименить</text:span><text:span text:style-name="T23"> </text:span><text:span text:style-name="T24">на</text:span><text:span text:style-name="T23"> </text:span><text:span text:style-name="T8">практике полученные знания</text:span><text:span text:style-name="T23"> </text:span><text:span text:style-name="T24">о</text:span><text:span text:style-name="T23"> </text:span><text:span text:style-name="T24">прерываниях</text:span><text:span text:style-name="T23">, </text:span><text:span text:style-name="T24">разработать</text:span><text:span text:style-name="T23"> </text:span><text:span text:style-name="T24">своё</text:span><text:span text:style-name="T23"> </text:span><text:span text:style-name="T24">собственное</text:span><text:span text:style-name="T23"> </text:span><text:span text:style-name="T24">прерывание</text:span><text:span text:style-name="T23">.</text:span></text:p>
      <text:p text:style-name="P25">Краткие сведения.</text:p>
      <text:p text:style-name="P26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 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—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26">Программа обработки прерывания - это отдельная процедура, имеющая структуру:</text:p>
      <text:p text:style-name="P26">SUBR_INT PROC FAR</text:p>
      <text:p text:style-name="P26">PUSH AX ; сохранение изменяемых регистров</text:p>
      <text:p text:style-name="P26">...</text:p>
      <text:p text:style-name="P26">&lt;действия по обработке прерывания&gt;</text:p>
      <text:p text:style-name="P26">POP AX ; восстановление регистров</text:p>
      <text:p text:style-name="P26">...</text:p>
      <text:p text:style-name="P26">MOV AL, 20H</text:p>
      <text:p text:style-name="P26">OUT 20H,AL</text:p>
      <text:p text:style-name="P26">IRET</text:p>
      <text:p text:style-name="P26">SUBR_INT ENDP</text:p>
      <text:p text:style-name="P26"><text:soft-page-break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26"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26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26">; -- в сегменте данных</text:p>
      <text:p text:style-name="P26">KEEP_CS DW 0 ; для хранения сегмента</text:p>
      <text:p text:style-name="P26">KEEP_IP DW 0 ; и смещения вектора прерывания</text:p>
      <text:p text:style-name="P26"/>
      <text:p text:style-name="P26">; -- в начале программы</text:p>
      <text:p text:style-name="P26">MOV AH, 35H ; функция получения вектора</text:p>
      <text:p text:style-name="P26">MOV AL, 1CH ; номер вектора</text:p>
      <text:p text:style-name="P26">INT 21H</text:p>
      <text:p text:style-name="P26">MOV KEEP_IP, BX ; запоминание смещения</text:p>
      <text:p text:style-name="P26">MOV KEEP_CS, ES ; и сегмента вектора прерывания</text:p>
      <text:p text:style-name="P26"/>
      <text:p text:style-name="P26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26">PUSH DS</text:p>
      <text:p text:style-name="P26">MOV DX, OFFSET ROUT ; смещение для процедуры в DX</text:p>
      <text:p text:style-name="P26">MOV AX, SEG ROUT ; сегмент процедуры</text:p>
      <text:p text:style-name="P26">MOV DS, AX</text:p>
      <text:p text:style-name="P26"><text:soft-page-break/>; помещаем в DS</text:p>
      <text:p text:style-name="P26">MOV AH, 25H</text:p>
      <text:p text:style-name="P26">; функция установки вектора</text:p>
      <text:p text:style-name="P26">MOV AL, 60H</text:p>
      <text:p text:style-name="P26">; номер вектора</text:p>
      <text:p text:style-name="P26">INT 21H</text:p>
      <text:p text:style-name="P26">; меняем прерывание</text:p>
      <text:p text:style-name="P26">POP DS</text:p>
      <text:p text:style-name="P26">Далее может выполняться вызов нового обработчика прерывания. В конце программы восстанавливается старый вектор прерывания</text:p>
      <text:p text:style-name="P26">CLI</text:p>
      <text:p text:style-name="P26">PUSH DS</text:p>
      <text:p text:style-name="P26">MOV DX, KEEP_IP</text:p>
      <text:p text:style-name="P26">MOV AX, KEEP_CS</text:p>
      <text:p text:style-name="P26">MOV DS, AX</text:p>
      <text:p text:style-name="P26">MOV AH, 25H</text:p>
      <text:p text:style-name="P26">MOV AL, 1CH</text:p>
      <text:p text:style-name="P26">INT 21H</text:p>
      <text:p text:style-name="P26">; восстанавливаем старый вектор прерывания</text:p>
      <text:p text:style-name="P26">POP DS</text:p>
      <text:p text:style-name="P26">STI</text:p>
      <text:p text:style-name="P17">Задание.</text:p>
      <text:p text:style-name="P20">Вариант <text:span text:style-name="T13">4</text:span>B.</text:p>
      <text:p text:style-name="P20">Разработать собственное прерывание.</text:p>
      <text:p text:style-name="P20">4 - 08h - прерывание от системного таймера - генерируется автоматически операционной системой 18 раз в сек.</text:p>
      <text:p text:style-name="P20">В - Выдача звукового сигнала;</text:p>
      <text:p text:style-name="P15"><text:span text:style-name="T20"><text:tab/></text:span><text:span text:style-name="T2">Выполнение работы.</text:span></text:p>
      <text:p text:style-name="P23">Была реализована программа, которая с помощью прерывания 60h <text:span text:style-name="T14">производит звуковой сигнал</text:span>. <text:span text:style-name="T14">Для этого б</text:span>ыл<text:span text:style-name="T26">о </text:span><text:span text:style-name="T14">необходимо</text:span> сохран<text:span text:style-name="T26">ить</text:span> сегмент <text:soft-page-break/>вектора прерывания и смещение изначального прерывания 60h. <text:span text:style-name="T14">После этого</text:span> прерывание 60h было переопределено под вызов функции SUBR_INT, в которой выполняется воспроизведение звукового сигнала через динамик. После воспроизведения звукового сигнала, старый вектор прерывания восстанавливается обратно. Функция MAIN завершается <text:span text:style-name="T14">при помощи инструкции</text:span> <text:span text:style-name="T26">RET</text:span>.</text:p>
      <text:p text:style-name="P22">Исходный код программы представлен в приложении А.</text:p>
      <text:p text:style-name="P16">Тестирование.</text:p>
      <text:p text:style-name="Text_20_body_20__28_user_29_"><text:span text:style-name="T21">При запуске программы </text:span><text:span text:style-name="T22">пользователь слышит непрерывный звуковой сигнал заданной программой частоты, пока не нажмёт </text:span><text:span text:style-name="T7">ESC</text:span><text:span text:style-name="T21">.</text:span></text:p>
      <text:p text:style-name="P16">Выводы.</text:p>
      <text:p text:style-name="P21"><text:span text:style-name="T9">Были изучены</text:span><text:span text:style-name="T23"> основные принципы работы с прерываниями. </text:span><text:span text:style-name="T9">Были применены</text:span><text:span text:style-name="T23"> </text:span><text:span text:style-name="T24">на</text:span><text:span text:style-name="T23"> </text:span><text:span text:style-name="T8">практике полученные знания</text:span><text:span text:style-name="T23"> </text:span><text:span text:style-name="T24">о</text:span><text:span text:style-name="T23"> </text:span><text:span text:style-name="T24">прерываниях </text:span><text:span text:style-name="T25">и</text:span><text:span text:style-name="T24"> </text:span><text:span text:style-name="T25">было </text:span><text:span text:style-name="T24">разработ</text:span><text:span text:style-name="T25">ано</text:span><text:span text:style-name="T23"> </text:span><text:span text:style-name="T24">своё</text:span><text:span text:style-name="T23"> </text:span><text:span text:style-name="T24">собственное</text:span><text:span text:style-name="T23"> </text:span><text:span text:style-name="T24">прерывание</text:span><text:span text:style-name="T23">.</text:span></text:p>
      <text:h text:style-name="P2" text:outline-level="1">Приложение <text:span text:style-name="T4">A</text:span><text:line-break/>Исходный код программ</text:h>
      <text:p text:style-name="Text_20_body_20__28_user_29_"><text:span text:style-name="T19">Файл </text:span><text:span text:style-name="T11">lab</text:span><text:span text:style-name="T12">5</text:span><text:span text:style-name="T10">.</text:span><text:span text:style-name="T11">asm</text:span></text:p>
      <text:p text:style-name="P18">AStack SEGMENT STACK</text:p>
      <text:p text:style-name="P18"><text:tab/>DB 1024 DUP(?)</text:p>
      <text:p text:style-name="P18">AStack ENDS</text:p>
      <text:p text:style-name="P18"/>
      <text:p text:style-name="P18">DATA SEGMENT</text:p>
      <text:p text:style-name="P18"><text:tab/>keep_cs DW 0<text:tab/><text:tab/><text:tab/>;для хранения сегмента</text:p>
      <text:p text:style-name="P18"><text:tab/>keep_ip DW 0<text:tab/><text:tab/><text:tab/>;и смещения прерывания</text:p>
      <text:p text:style-name="P18">DATA ENDS</text:p>
      <text:p text:style-name="P18"/>
      <text:p text:style-name="P18">CODE SEGMENT</text:p>
      <text:p text:style-name="P18"><text:s text:c="4"/>ASSUME SS:AStack, DS:DATA, CS:CODE</text:p>
      <text:p text:style-name="P18"/>
      <text:p text:style-name="P18">SUBR_INT PROC FAR</text:p>
      <text:p text:style-name="P18"><text:tab/>jmp begin</text:p>
      <text:p text:style-name="P18"><text:tab/>int_keep_ss DW 0</text:p>
      <text:p text:style-name="P18"><text:tab/>int_keep_sp DW 0</text:p>
      <text:p text:style-name="P18"><text:tab/>int_keep_ax DW 0</text:p>
      <text:p text:style-name="P18"><text:tab/>IntStack DW 16 DUP(?)</text:p>
      <text:p text:style-name="P18">begin:</text:p>
      <text:p text:style-name="P18"><text:tab/>mov int_keep_sp, sp</text:p>
      <text:p text:style-name="P18"><text:tab/>mov int_keep_ax, ax</text:p>
      <text:p text:style-name="P18"><text:tab/>mov ax, ss</text:p>
      <text:p text:style-name="P18"><text:tab/>mov int_keep_ss, ax</text:p>
      <text:p text:style-name="P18"><text:tab/>mov ax, int_keep_ax</text:p>
      <text:p text:style-name="P18"><text:tab/>mov sp, OFFSET begin</text:p>
      <text:p text:style-name="P18"><text:s text:c="3"/><text:tab/>mov ax, seg IntStack</text:p>
      <text:p text:style-name="P18"><text:tab/>mov ss, ax</text:p>
      <text:p text:style-name="P18"><text:tab/>push ax<text:tab/><text:tab/><text:tab/>;сохранение изменяемого регистра</text:p>
      <text:p text:style-name="P18"><text:soft-page-break/><text:tab/>push dx<text:tab/><text:tab/><text:tab/>;сохранение изменяемого регистра</text:p>
      <text:p text:style-name="P18"><text:tab/>mov al, 10110110b</text:p>
      <text:p text:style-name="P18"><text:tab/>out 43h, al</text:p>
      <text:p text:style-name="P18"><text:tab/>mov ax, 300 <text:tab/><text:tab/><text:tab/>;определяем звук с заданной частотой</text:p>
      <text:p text:style-name="P18"><text:tab/>out 42h, al<text:tab/><text:tab/><text:tab/>;включение звукового сигнала</text:p>
      <text:p text:style-name="P18"><text:tab/>mov al, ah</text:p>
      <text:p text:style-name="P18"><text:tab/>out 42h, al<text:tab/><text:tab/><text:tab/>;выключение звукового сигнала</text:p>
      <text:p text:style-name="P18"><text:tab/>in al, 61h</text:p>
      <text:p text:style-name="P18"><text:tab/>mov ah, al</text:p>
      <text:p text:style-name="P18"><text:tab/>or al, 3</text:p>
      <text:p text:style-name="P18"><text:tab/>out 61h, al</text:p>
      <text:p text:style-name="P18"><text:tab/>sub cx, cx</text:p>
      <text:p text:style-name="P18">kill_time:</text:p>
      <text:p text:style-name="P18"><text:tab/>loop kill_time</text:p>
      <text:p text:style-name="P18"><text:tab/>mov al, ah</text:p>
      <text:p text:style-name="P18"><text:tab/>out 61h, al <text:tab/><text:tab/><text:tab/>;выключение звука</text:p>
      <text:p text:style-name="P18"><text:tab/>pop dx<text:tab/><text:tab/><text:tab/><text:tab/>;восстановление регистра dx</text:p>
      <text:p text:style-name="P18"><text:tab/>pop ax<text:tab/><text:tab/><text:tab/><text:tab/>;восстановление регистра ax</text:p>
      <text:p text:style-name="P18"><text:tab/>mov int_keep_ax, ax</text:p>
      <text:p text:style-name="P18"><text:tab/>mov sp, int_keep_sp</text:p>
      <text:p text:style-name="P18"><text:tab/>mov ax, int_keep_ss</text:p>
      <text:p text:style-name="P18"><text:tab/>mov ss, ax</text:p>
      <text:p text:style-name="P18"><text:tab/>mov ax, int_keep_ax</text:p>
      <text:p text:style-name="P18"><text:tab/>mov al, 20h<text:tab/><text:tab/><text:tab/>;разрешаем обработку прерываний</text:p>
      <text:p text:style-name="P18"><text:tab/>out 20h, al<text:tab/><text:tab/><text:tab/>;с более низкими уровнями</text:p>
      <text:p text:style-name="P18"><text:tab/>iret<text:tab/><text:tab/><text:tab/><text:tab/>;конец прерывания</text:p>
      <text:p text:style-name="P18"/>
      <text:p text:style-name="P18">SUBR_INT ENDP</text:p>
      <text:p text:style-name="P18"/>
      <text:p text:style-name="P18">MAIN PROC FAR</text:p>
      <text:p text:style-name="P18"><text:soft-page-break/><text:tab/>push ds</text:p>
      <text:p text:style-name="P18"><text:tab/>sub ax, ax</text:p>
      <text:p text:style-name="P18"><text:tab/>push ax</text:p>
      <text:p text:style-name="P18"><text:tab/>mov ax, DATA</text:p>
      <text:p text:style-name="P18"><text:tab/>mov ds, ax</text:p>
      <text:p text:style-name="P18"><text:tab/>mov ah, 35h</text:p>
      <text:p text:style-name="P18"><text:tab/>mov al, 08h</text:p>
      <text:p text:style-name="P18"><text:tab/>int 21h</text:p>
      <text:p text:style-name="P18"><text:tab/>mov keep_ip, bx</text:p>
      <text:p text:style-name="P18"><text:tab/>mov keep_cs, es</text:p>
      <text:p text:style-name="P18"><text:tab/>push ds</text:p>
      <text:p text:style-name="P18"><text:tab/>mov dx, offset SUBR_INT</text:p>
      <text:p text:style-name="P18"><text:tab/>mov ax, seg SUBR_INT</text:p>
      <text:p text:style-name="P18"><text:tab/>mov ds, ax</text:p>
      <text:p text:style-name="P18"><text:tab/>mov ah, 25h</text:p>
      <text:p text:style-name="P18"><text:tab/>mov al, 08h</text:p>
      <text:p text:style-name="P18"><text:tab/>int 21h</text:p>
      <text:p text:style-name="P18"><text:tab/>pop ds</text:p>
      <text:p text:style-name="P18">check_end:</text:p>
      <text:p text:style-name="P18"><text:tab/>mov ah, 01h <text:tab/><text:tab/><text:tab/>;получаем символ</text:p>
      <text:p text:style-name="P18"><text:tab/>int 21h</text:p>
      <text:p text:style-name="P18"><text:tab/>cmp al, 1bh<text:tab/><text:tab/><text:tab/>;программа работает, пока не будет нажат ESC</text:p>
      <text:p text:style-name="P18"><text:tab/>je func_end</text:p>
      <text:p text:style-name="P18"><text:tab/>jmp check_end</text:p>
      <text:p text:style-name="P18">func_end:</text:p>
      <text:p text:style-name="P18"><text:tab/>cli<text:tab/><text:tab/><text:tab/><text:tab/>;восстанавливаем старый вектор прерывания</text:p>
      <text:p text:style-name="P18"><text:tab/>push ds</text:p>
      <text:p text:style-name="P18"><text:tab/>mov dx, keep_ip</text:p>
      <text:p text:style-name="P18"><text:tab/>mov ax, keep_cs</text:p>
      <text:p text:style-name="P18"><text:soft-page-break/><text:tab/>mov ds, ax</text:p>
      <text:p text:style-name="P18"><text:tab/>mov ah, 25h</text:p>
      <text:p text:style-name="P18"><text:tab/>mov al, 08h</text:p>
      <text:p text:style-name="P18"><text:tab/>int 21h</text:p>
      <text:p text:style-name="P18"><text:tab/>pop ds</text:p>
      <text:p text:style-name="P18"><text:tab/>sti</text:p>
      <text:p text:style-name="P18"><text:tab/>ret</text:p>
      <text:p text:style-name="P18">MAIN ENDP</text:p>
      <text:p text:style-name="P18"/>
      <text:p text:style-name="P18">CODE ENDS</text:p>
      <text:p text:style-name="P18"/>
      <text:p text:style-name="P18">END MAIN</text:p>
      <text:p text:style-name="P18"><text:span text:style-name="T2">Файл </text:span><text:span text:style-name="T15">lab</text:span><text:span text:style-name="T16">5</text:span><text:span text:style-name="T17">.</text:span><text:span text:style-name="T16">lst</text:span></text:p>
      <text:p text:style-name="P28"/>
      <text:p text:style-name="P29">#Microsoft (R) Macro Assembler Version 5.10 <text:s text:c="17"/>12/3/20 16:44:31</text:p>
      <text:p text:style-name="P28"><text:s text:c="61"/>Page <text:s text:c="4"/>1-1</text:p>
      <text:p text:style-name="P28"/>
      <text:p text:style-name="P28"/>
      <text:p text:style-name="P28"><text:s/>0000<text:tab/><text:tab/><text:tab/><text:tab/>AStack SEGMENT STACK</text:p>
      <text:p text:style-name="P28"><text:s/>0000 <text:s/>0400[<text:tab/><text:tab/><text:tab/><text:tab/>DB 1024 DUP(?)</text:p>
      <text:p text:style-name="P28"><text:tab/> <text:s text:c="2"/>??<text:tab/><text:tab/><text:tab/></text:p>
      <text:p text:style-name="P28"><text:tab/><text:tab/><text:tab/> ]<text:tab/></text:p>
      <text:p text:style-name="P28"><text:tab/><text:tab/><text:tab/><text:tab/></text:p>
      <text:p text:style-name="P28"><text:s/>0400<text:tab/><text:tab/><text:tab/><text:tab/>AStack ENDS</text:p>
      <text:p text:style-name="P28"><text:tab/><text:tab/><text:tab/><text:tab/></text:p>
      <text:p text:style-name="P28"><text:s/>0000<text:tab/><text:tab/><text:tab/><text:tab/>DATA SEGMENT</text:p>
      <text:p text:style-name="P28"><text:s/>0000 <text:s/>0000<text:tab/><text:tab/><text:tab/><text:tab/>keep_cs DW 0<text:tab/><text:tab/><text:tab/>;РґР»СЏ</text:p>
      <text:p text:style-name="P28"><text:tab/><text:tab/><text:tab/><text:tab/> С…СЂР°РЅРµРЅРёСЏ СЃРµРіРјРµРЅС‚Р°</text:p>
      <text:p text:style-name="P28"><text:s/>0002 <text:s/>0000<text:tab/><text:tab/><text:tab/><text:tab/>keep_ip DW 0<text:tab/><text:tab/><text:tab/>;Рё СЃР</text:p>
      <text:p text:style-name="P28"><text:tab/><text:tab/><text:tab/><text:tab/>јРµС‰РµРЅРёСЏ РїСЂРµСЂС‹РІР°РЅРёСЏ</text:p>
      <text:p text:style-name="P28"><text:s/>0004<text:tab/><text:tab/><text:tab/><text:tab/>DATA ENDS</text:p>
      <text:p text:style-name="P28"><text:tab/><text:tab/><text:tab/><text:tab/></text:p>
      <text:p text:style-name="P28"><text:s/>0000<text:tab/><text:tab/><text:tab/><text:tab/>CODE SEGMENT</text:p>
      <text:p text:style-name="P28"><text:tab/><text:tab/><text:tab/><text:tab/> <text:s text:c="3"/>ASSUME SS:AStack, DS:DATA, CS:CODE</text:p>
      <text:p text:style-name="P28"><text:tab/><text:tab/><text:tab/><text:tab/></text:p>
      <text:p text:style-name="P28"><text:s/>0000<text:tab/><text:tab/><text:tab/><text:tab/>SUBR_INT PROC FAR</text:p>
      <text:p text:style-name="P28"><text:s/>0000 <text:s/>EB 27 90<text:tab/><text:tab/><text:tab/><text:tab/>jmp begin</text:p>
      <text:p text:style-name="P28"><text:s/>0003 <text:s/>0000<text:tab/><text:tab/><text:tab/><text:tab/>int_keep_ss DW 0</text:p>
      <text:p text:style-name="P28"><text:s/>0005 <text:s/>0000<text:tab/><text:tab/><text:tab/><text:tab/>int_keep_sp DW 0</text:p>
      <text:p text:style-name="P28"><text:s/>0007 <text:s/>0000<text:tab/><text:tab/><text:tab/><text:tab/>int_keep_ax DW 0</text:p>
      <text:p text:style-name="P28"><text:s/>0009 <text:s/>0010[<text:tab/><text:tab/><text:tab/><text:tab/>IntStack DW 16 DUP(?)</text:p>
      <text:p text:style-name="P28"><text:tab/> <text:s text:c="2"/>????<text:tab/><text:tab/><text:tab/></text:p>
      <text:p text:style-name="P28"><text:tab/><text:tab/><text:tab/> ]<text:tab/></text:p>
      <text:p text:style-name="P28"><text:tab/><text:tab/><text:tab/><text:tab/></text:p>
      <text:p text:style-name="P28"><text:soft-page-break/><text:s/>0029<text:tab/><text:tab/><text:tab/><text:tab/>begin:</text:p>
      <text:p text:style-name="P28"><text:s/>0029 <text:s/>2E: 89 26 0005 R<text:tab/><text:tab/><text:tab/>mov int_keep_sp, sp</text:p>
      <text:p text:style-name="P28"><text:s/>002E <text:s/>2E: A3 0007 R<text:tab/><text:tab/><text:tab/>mov int_keep_ax, ax</text:p>
      <text:p text:style-name="P28"><text:s/>0032 <text:s/>8C D0<text:tab/><text:tab/><text:tab/><text:tab/>mov ax, ss</text:p>
      <text:p text:style-name="P28"><text:s/>0034 <text:s/>2E: A3 0003 R<text:tab/><text:tab/><text:tab/>mov int_keep_ss, ax</text:p>
      <text:p text:style-name="P28"><text:s/>0038 <text:s/>2E: A1 0007 R<text:tab/><text:tab/><text:tab/>mov ax, int_keep_ax</text:p>
      <text:p text:style-name="P28"><text:s/>003C <text:s/>BC 0029 R<text:tab/><text:tab/><text:tab/>mov sp, OFFSET begin</text:p>
      <text:p text:style-name="P28"><text:s/>003F <text:s/>B8 ---- R<text:tab/><text:tab/> <text:s text:c="2"/><text:tab/>mov ax, seg IntStack</text:p>
      <text:p text:style-name="P28"><text:s/>0042 <text:s/>8E D0<text:tab/><text:tab/><text:tab/><text:tab/>mov ss, ax</text:p>
      <text:p text:style-name="P28"><text:s/>0044 <text:s/>50<text:tab/><text:tab/><text:tab/><text:tab/>push ax<text:tab/><text:tab/><text:tab/>;СЃРѕС…СЂР°РЅРµ</text:p>
      <text:p text:style-name="P28"><text:tab/><text:tab/><text:tab/><text:tab/>РЅРёРµ РёР·РјРµРЅСЏРµРјРѕРіРѕ СЂРµРіРёСЃС‚СЂР°</text:p>
      <text:p text:style-name="P28"><text:s/>0045 <text:s/>52<text:tab/><text:tab/><text:tab/><text:tab/>push dx<text:tab/><text:tab/><text:tab/>;СЃРѕС…СЂР°РЅРµ</text:p>
      <text:p text:style-name="P28"><text:tab/><text:tab/><text:tab/><text:tab/>РЅРёРµ РёР·РјРµРЅСЏРµРјРѕРіРѕ СЂРµРіРёСЃС‚СЂР°</text:p>
      <text:p text:style-name="P28"><text:s/>0046 <text:s/>B0 B6<text:tab/><text:tab/><text:tab/><text:tab/>mov al, 10110110b</text:p>
      <text:p text:style-name="P28"><text:s/>0048 <text:s/>E6 43<text:tab/><text:tab/><text:tab/><text:tab/>out 43h, al</text:p>
      <text:p text:style-name="P28"><text:s/>004A <text:s/>B8 012C<text:tab/><text:tab/><text:tab/><text:tab/>mov ax, 300 <text:tab/><text:tab/><text:tab/>;РѕРїСЂ</text:p>
      <text:p text:style-name="P28"><text:tab/><text:tab/><text:tab/><text:tab/>РµРґРµР»СЏРµРј Р·РІСѓРє СЃ Р·Р°РґР°РЅРЅРѕР№ С‡Р</text:p>
      <text:p text:style-name="P28"><text:tab/><text:tab/><text:tab/><text:tab/>°СЃС‚РѕС‚РѕР№</text:p>
      <text:p text:style-name="P28"><text:s/>004D <text:s/>E6 42<text:tab/><text:tab/><text:tab/><text:tab/>out 42h, al<text:tab/><text:tab/><text:tab/>;РІРєР»</text:p>
      <text:p text:style-name="P28"><text:tab/><text:tab/><text:tab/><text:tab/>СЋС‡РµРЅРёРµ Р·РІСѓРєРѕРІРѕРіРѕ СЃРёРіРЅР°Р»Р°</text:p>
      <text:p text:style-name="P28"><text:s/>004F <text:s/>8A C4<text:tab/><text:tab/><text:tab/><text:tab/>mov al, ah</text:p>
      <text:p text:style-name="P28"><text:s/>0051 <text:s/>E6 42<text:tab/><text:tab/><text:tab/><text:tab/>out 42h, al<text:tab/><text:tab/><text:tab/>;РІС‹Рє</text:p>
      <text:p text:style-name="P28"><text:tab/><text:tab/><text:tab/><text:tab/>Р»СЋС‡РµРЅРёРµ Р·РІСѓРєРѕРІРѕРіРѕ СЃРёРіРЅР°Р»Р</text:p>
      <text:p text:style-name="P28"><text:tab/><text:tab/><text:tab/><text:tab/>°</text:p>
      <text:p text:style-name="P28"><text:s/>0053 <text:s/>E4 61<text:tab/><text:tab/><text:tab/><text:tab/>in al, 61h</text:p>
      <text:p text:style-name="P28"><text:soft-page-break/><text:s/>0055 <text:s/>8A E0<text:tab/><text:tab/><text:tab/><text:tab/>mov ah, al</text:p>
      <text:p text:style-name="P28"><text:s/>0057 <text:s/>0C 03<text:tab/><text:tab/><text:tab/><text:tab/>or al, 3</text:p>
      <text:p text:style-name="P28"><text:s/>0059 <text:s/>E6 61<text:tab/><text:tab/><text:tab/><text:tab/>out 61h, al</text:p>
      <text:p text:style-name="P28"/>
      <text:p text:style-name="P29">#Microsoft (R) Macro Assembler Version 5.10 <text:s text:c="17"/>12/3/20 16:44:31</text:p>
      <text:p text:style-name="P28"><text:s text:c="61"/>Page <text:s text:c="4"/>1-2</text:p>
      <text:p text:style-name="P28"/>
      <text:p text:style-name="P28"/>
      <text:p text:style-name="P28"><text:s/>005B <text:s/>2B C9<text:tab/><text:tab/><text:tab/><text:tab/>sub cx, cx</text:p>
      <text:p text:style-name="P28"><text:s/>005D<text:tab/><text:tab/><text:tab/><text:tab/>kill_time:</text:p>
      <text:p text:style-name="P28"><text:s/>005D <text:s/>E2 FE<text:tab/><text:tab/><text:tab/><text:tab/>loop kill_time</text:p>
      <text:p text:style-name="P28"><text:s/>005F <text:s/>8A C4<text:tab/><text:tab/><text:tab/><text:tab/>mov al, ah</text:p>
      <text:p text:style-name="P28"><text:s/>0061 <text:s/>E6 61<text:tab/><text:tab/><text:tab/><text:tab/>out 61h, al <text:tab/><text:tab/><text:tab/>;РІС‹Рє</text:p>
      <text:p text:style-name="P28"><text:tab/><text:tab/><text:tab/><text:tab/>Р»СЋС‡РµРЅРёРµ Р·РІСѓРєР°</text:p>
      <text:p text:style-name="P28"><text:s/>0063 <text:s/>5A<text:tab/><text:tab/><text:tab/><text:tab/>pop dx<text:tab/><text:tab/><text:tab/><text:tab/>;РІРѕСЃ</text:p>
      <text:p text:style-name="P28"><text:tab/><text:tab/><text:tab/><text:tab/>СЃС‚Р°РЅРѕРІР»РµРЅРёРµ СЂРµРіРёСЃС‚СЂР° dx</text:p>
      <text:p text:style-name="P28"><text:s/>0064 <text:s/>58<text:tab/><text:tab/><text:tab/><text:tab/>pop ax<text:tab/><text:tab/><text:tab/><text:tab/>;РІРѕСЃ</text:p>
      <text:p text:style-name="P28"><text:tab/><text:tab/><text:tab/><text:tab/>СЃС‚Р°РЅРѕРІР»РµРЅРёРµ СЂРµРіРёСЃС‚СЂР° ax</text:p>
      <text:p text:style-name="P28"><text:s/>0065 <text:s/>2E: A3 0007 R<text:tab/><text:tab/><text:tab/>mov int_keep_ax, ax</text:p>
      <text:p text:style-name="P28"><text:s/>0069 <text:s/>2E: 8B 26 0005 R<text:tab/><text:tab/><text:tab/>mov sp, int_keep_sp</text:p>
      <text:p text:style-name="P28"><text:s/>006E <text:s/>2E: A1 0003 R<text:tab/><text:tab/><text:tab/>mov ax, int_keep_ss</text:p>
      <text:p text:style-name="P28"><text:s/>0072 <text:s/>8E D0<text:tab/><text:tab/><text:tab/><text:tab/>mov ss, ax</text:p>
      <text:p text:style-name="P28"><text:s/>0074 <text:s/>2E: A1 0007 R<text:tab/><text:tab/><text:tab/>mov ax, int_keep_ax</text:p>
      <text:p text:style-name="P28"><text:s/>0078 <text:s/>B0 20<text:tab/><text:tab/><text:tab/><text:tab/>mov al, 20h<text:tab/><text:tab/><text:tab/>;СЂР°Р·</text:p>
      <text:p text:style-name="P28"><text:tab/><text:tab/><text:tab/><text:tab/>СЂРµС€Р°РµРј РѕР±СЂР°Р±РѕС‚РєСѓ РїСЂРµСЂС‹РІР°Р</text:p>
      <text:p text:style-name="P28"><text:tab/><text:tab/><text:tab/><text:tab/>ЅРёР№</text:p>
      <text:p text:style-name="P28"><text:s/>007A <text:s/>E6 20<text:tab/><text:tab/><text:tab/><text:tab/>out 20h, al<text:tab/><text:tab/><text:tab/>;СЃ Р±Р</text:p>
      <text:p text:style-name="P28"><text:tab/><text:tab/><text:tab/><text:tab/>ѕР»РµРµ РЅРёР·РєРёРјРё СѓСЂРѕРІРЅСЏРјРё</text:p>
      <text:p text:style-name="P28"><text:s/>007C <text:s/>CF<text:tab/><text:tab/><text:tab/><text:tab/>iret<text:tab/><text:tab/><text:tab/><text:tab/>;РєРѕРЅ</text:p>
      <text:p text:style-name="P28"><text:tab/><text:tab/><text:tab/><text:tab/>РµС† РїСЂРµСЂС‹РІР°РЅРёСЏ</text:p>
      <text:p text:style-name="P28"><text:tab/><text:tab/><text:tab/><text:tab/></text:p>
      <text:p text:style-name="P28"><text:soft-page-break/><text:s/>007D<text:tab/><text:tab/><text:tab/><text:tab/>SUBR_INT ENDP</text:p>
      <text:p text:style-name="P28"><text:tab/><text:tab/><text:tab/><text:tab/></text:p>
      <text:p text:style-name="P28"><text:s/>007D<text:tab/><text:tab/><text:tab/><text:tab/>MAIN PROC FAR</text:p>
      <text:p text:style-name="P28"><text:s/>007D <text:s/>1E<text:tab/><text:tab/><text:tab/><text:tab/>push ds</text:p>
      <text:p text:style-name="P28"><text:s/>007E <text:s/>2B C0<text:tab/><text:tab/><text:tab/><text:tab/>sub ax, ax</text:p>
      <text:p text:style-name="P28"><text:s/>0080 <text:s/>50<text:tab/><text:tab/><text:tab/><text:tab/>push ax</text:p>
      <text:p text:style-name="P28"><text:s/>0081 <text:s/>B8 ---- R<text:tab/><text:tab/><text:tab/>mov ax, DATA</text:p>
      <text:p text:style-name="P28"><text:s/>0084 <text:s/>8E D8<text:tab/><text:tab/><text:tab/><text:tab/>mov ds, ax</text:p>
      <text:p text:style-name="P28"><text:s/>0086 <text:s/>B4 35<text:tab/><text:tab/><text:tab/><text:tab/>mov ah, 35h</text:p>
      <text:p text:style-name="P28"><text:s/>0088 <text:s/>B0 08<text:tab/><text:tab/><text:tab/><text:tab/>mov al, 08h</text:p>
      <text:p text:style-name="P28"><text:s/>008A <text:s/>CD 21<text:tab/><text:tab/><text:tab/><text:tab/>int 21h</text:p>
      <text:p text:style-name="P28"><text:s/>008C <text:s/>89 1E 0002 R<text:tab/><text:tab/><text:tab/>mov keep_ip, bx</text:p>
      <text:p text:style-name="P28"><text:s/>0090 <text:s/>8C 06 0000 R<text:tab/><text:tab/><text:tab/>mov keep_cs, es</text:p>
      <text:p text:style-name="P28"><text:s/>0094 <text:s/>1E<text:tab/><text:tab/><text:tab/><text:tab/>push ds</text:p>
      <text:p text:style-name="P28"><text:s/>0095 <text:s/>BA 0000 R<text:tab/><text:tab/><text:tab/>mov dx, offset SUBR_INT</text:p>
      <text:p text:style-name="P28"><text:s/>0098 <text:s/>B8 ---- R<text:tab/><text:tab/><text:tab/>mov ax, seg SUBR_INT</text:p>
      <text:p text:style-name="P28"><text:s/>009B <text:s/>8E D8<text:tab/><text:tab/><text:tab/><text:tab/>mov ds, ax</text:p>
      <text:p text:style-name="P28"><text:s/>009D <text:s/>B4 25<text:tab/><text:tab/><text:tab/><text:tab/>mov ah, 25h</text:p>
      <text:p text:style-name="P28"><text:s/>009F <text:s/>B0 08<text:tab/><text:tab/><text:tab/><text:tab/>mov al, 08h</text:p>
      <text:p text:style-name="P28"><text:s/>00A1 <text:s/>CD 21<text:tab/><text:tab/><text:tab/><text:tab/>int 21h</text:p>
      <text:p text:style-name="P28"><text:s/>00A3 <text:s/>1F<text:tab/><text:tab/><text:tab/><text:tab/>pop ds</text:p>
      <text:p text:style-name="P28"><text:s/>00A4<text:tab/><text:tab/><text:tab/><text:tab/>check_end:</text:p>
      <text:p text:style-name="P28"><text:s/>00A4 <text:s/>B4 01<text:tab/><text:tab/><text:tab/><text:tab/>mov ah, 01h <text:tab/><text:tab/><text:tab/>;РїРѕР»</text:p>
      <text:p text:style-name="P28"><text:tab/><text:tab/><text:tab/><text:tab/>СѓС‡Р°РµРј СЃРёРјРІРѕР»</text:p>
      <text:p text:style-name="P28"><text:s/>00A6 <text:s/>CD 21<text:tab/><text:tab/><text:tab/><text:tab/>int 21h</text:p>
      <text:p text:style-name="P28"><text:s/>00A8 <text:s/>3C 1B<text:tab/><text:tab/><text:tab/><text:tab/>cmp al, 1bh<text:tab/><text:tab/><text:tab/>;РїСЂРѕ</text:p>
      <text:p text:style-name="P28"><text:tab/><text:tab/><text:tab/><text:tab/>РіСЂР°РјРјР° СЂР°Р±РѕС‚Р°РµС‚, РїРѕРєР° РЅРµ Р±</text:p>
      <text:p text:style-name="P28"><text:tab/><text:tab/><text:tab/><text:tab/>СѓРґРµС‚ РЅР°Р¶Р°С‚ ESC</text:p>
      <text:p text:style-name="P28"><text:s/>00AA <text:s/>74 02<text:tab/><text:tab/><text:tab/><text:tab/>je func_end</text:p>
      <text:p text:style-name="P28"><text:soft-page-break/><text:s/>00AC <text:s/>EB F6<text:tab/><text:tab/><text:tab/><text:tab/>jmp check_end</text:p>
      <text:p text:style-name="P28"><text:s/>00AE<text:tab/><text:tab/><text:tab/><text:tab/>func_end:</text:p>
      <text:p text:style-name="P28"/>
      <text:p text:style-name="P29">#Microsoft (R) Macro Assembler Version 5.10 <text:s text:c="17"/>12/3/20 16:44:31</text:p>
      <text:p text:style-name="P28"><text:s text:c="61"/>Page <text:s text:c="4"/>1-3</text:p>
      <text:p text:style-name="P28"/>
      <text:p text:style-name="P28"/>
      <text:p text:style-name="P28"><text:s/>00AE <text:s/>FA<text:tab/><text:tab/><text:tab/><text:tab/>cli<text:tab/><text:tab/><text:tab/><text:tab/>;РІРѕСЃ</text:p>
      <text:p text:style-name="P28"><text:tab/><text:tab/><text:tab/><text:tab/>СЃС‚Р°РЅР°РІР»РёРІР°РµРј СЃС‚Р°СЂС‹Р№ РІРµРєС‚Р</text:p>
      <text:p text:style-name="P28"><text:tab/><text:tab/><text:tab/><text:tab/>ѕСЂ РїСЂРµСЂС‹РІР°РЅРёСЏ</text:p>
      <text:p text:style-name="P28"><text:s/>00AF <text:s/>1E<text:tab/><text:tab/><text:tab/><text:tab/>push ds</text:p>
      <text:p text:style-name="P28"><text:s/>00B0 <text:s/>8B 16 0002 R<text:tab/><text:tab/><text:tab/>mov dx, keep_ip</text:p>
      <text:p text:style-name="P28"><text:s/>00B4 <text:s/>A1 0000 R<text:tab/><text:tab/><text:tab/>mov ax, keep_cs</text:p>
      <text:p text:style-name="P28"><text:s/>00B7 <text:s/>8E D8<text:tab/><text:tab/><text:tab/><text:tab/>mov ds, ax</text:p>
      <text:p text:style-name="P28"><text:s/>00B9 <text:s/>B4 25<text:tab/><text:tab/><text:tab/><text:tab/>mov ah, 25h</text:p>
      <text:p text:style-name="P28"><text:s/>00BB <text:s/>B0 08<text:tab/><text:tab/><text:tab/><text:tab/>mov al, 08h</text:p>
      <text:p text:style-name="P28"><text:s/>00BD <text:s/>CD 21<text:tab/><text:tab/><text:tab/><text:tab/>int 21h</text:p>
      <text:p text:style-name="P28"><text:s/>00BF <text:s/>1F<text:tab/><text:tab/><text:tab/><text:tab/>pop ds</text:p>
      <text:p text:style-name="P28"><text:s/>00C0 <text:s/>FB<text:tab/><text:tab/><text:tab/><text:tab/>sti</text:p>
      <text:p text:style-name="P28"><text:s/>00C1 <text:s/>CB<text:tab/><text:tab/><text:tab/><text:tab/>ret</text:p>
      <text:p text:style-name="P28"><text:s/>00C2<text:tab/><text:tab/><text:tab/><text:tab/>MAIN ENDP</text:p>
      <text:p text:style-name="P28"><text:tab/><text:tab/><text:tab/><text:tab/></text:p>
      <text:p text:style-name="P28"><text:s/>00C2<text:tab/><text:tab/><text:tab/><text:tab/>CODE ENDS</text:p>
      <text:p text:style-name="P28"><text:tab/><text:tab/><text:tab/><text:tab/></text:p>
      <text:p text:style-name="P28"><text:tab/><text:tab/><text:tab/><text:tab/>END MAIN</text:p>
      <text:p text:style-name="P28"/>
      <text:p text:style-name="P29">#Microsoft (R) Macro Assembler Version 5.10 <text:s text:c="17"/>12/3/20 16:44:31</text:p>
      <text:p text:style-name="P28"><text:s text:c="61"/>Symbols-1</text:p>
      <text:p text:style-name="P28"/>
      <text:p text:style-name="P28"/>
      <text:p text:style-name="P28">Segments and Groups:</text:p>
      <text:p text:style-name="P28"/>
      <text:p text:style-name="P28"><text:s text:c="16"/>N a m e <text:s text:c="8"/><text:tab/>Length<text:tab/> Align<text:tab/>Combine Class</text:p>
      <text:p text:style-name="P28"/>
      <text:p text:style-name="P28">ASTACK . . . . . . . . . . . . . <text:s/><text:tab/>0400<text:tab/>PARA<text:tab/>STACK<text:tab/></text:p>
      <text:p text:style-name="P28">CODE . . . . . . . . . . . . . . <text:s/><text:tab/>00C2<text:tab/>PARA<text:tab/>NONE<text:tab/></text:p>
      <text:p text:style-name="P28">DATA . . . . . . . . . . . . . . <text:s/><text:tab/>0004<text:tab/>PARA<text:tab/>NONE<text:tab/></text:p>
      <text:p text:style-name="P28"/>
      <text:p text:style-name="P28">Symbols: <text:s text:c="11"/></text:p>
      <text:p text:style-name="P28"/>
      <text:p text:style-name="P28"><text:s text:c="16"/>N a m e <text:s text:c="8"/><text:tab/>Type<text:tab/> Value<text:tab/> Attr</text:p>
      <text:p text:style-name="P28"/>
      <text:p text:style-name="P28">BEGIN <text:s/>. . . . . . . . . . . . . <text:s/><text:tab/>L NEAR<text:tab/>0029<text:tab/>CODE</text:p>
      <text:p text:style-name="P28"/>
      <text:p text:style-name="P28">CHECK_END <text:s/>. . . . . . . . . . . <text:s/><text:tab/>L NEAR<text:tab/>00A4<text:tab/>CODE</text:p>
      <text:p text:style-name="P28"/>
      <text:p text:style-name="P28">FUNC_END . . . . . . . . . . . . <text:s/><text:tab/>L NEAR<text:tab/>00AE<text:tab/>CODE</text:p>
      <text:p text:style-name="P28"/>
      <text:p text:style-name="P28">INTSTACK . . . . . . . . . . . . <text:s/><text:tab/>L WORD<text:tab/>0009<text:tab/>CODE<text:tab/>Length = 0010</text:p>
      <text:p text:style-name="P28">INT_KEEP_AX <text:s/>. . . . . . . . . . <text:s/><text:tab/>L WORD<text:tab/>0007<text:tab/>CODE</text:p>
      <text:p text:style-name="P28">INT_KEEP_SP <text:s/>. . . . . . . . . . <text:s/><text:tab/>L WORD<text:tab/>0005<text:tab/>CODE</text:p>
      <text:p text:style-name="P28">INT_KEEP_SS <text:s/>. . . . . . . . . . <text:s/><text:tab/>L WORD<text:tab/>0003<text:tab/>CODE</text:p>
      <text:p text:style-name="P28"/>
      <text:p text:style-name="P28">KEEP_CS <text:s/>. . . . . . . . . . . . <text:s/><text:tab/>L WORD<text:tab/>0000<text:tab/>DATA</text:p>
      <text:p text:style-name="P28">KEEP_IP <text:s/>. . . . . . . . . . . . <text:s/><text:tab/>L WORD<text:tab/>0002<text:tab/>DATA</text:p>
      <text:p text:style-name="P28">KILL_TIME <text:s/>. . . . . . . . . . . <text:s/><text:tab/>L NEAR<text:tab/>005D<text:tab/>CODE</text:p>
      <text:p text:style-name="P28"><text:soft-page-break/></text:p>
      <text:p text:style-name="P28">MAIN . . . . . . . . . . . . . . <text:s/><text:tab/>F PROC<text:tab/>007D<text:tab/>CODE<text:tab/>Length = 0045</text:p>
      <text:p text:style-name="P28"/>
      <text:p text:style-name="P28">SUBR_INT . . . . . . . . . . . . <text:s/><text:tab/>F PROC<text:tab/>0000<text:tab/>CODE<text:tab/>Length = 007D</text:p>
      <text:p text:style-name="P28"/>
      <text:p text:style-name="P28">@CPU . . . . . . . . . . . . . . <text:s/><text:tab/>TEXT <text:s/>0101h<text:tab/><text:tab/></text:p>
      <text:p text:style-name="P28">@FILENAME <text:s/>. . . . . . . . . . . <text:s/><text:tab/>TEXT <text:s/>LAB5<text:tab/><text:tab/></text:p>
      <text:p text:style-name="P28">@VERSION . . . . . . . . . . . . <text:s/><text:tab/>TEXT <text:s/>510<text:tab/><text:tab/></text:p>
      <text:p text:style-name="P28"/>
      <text:p text:style-name="P28"/>
      <text:p text:style-name="P28"><text:s text:c="5"/>99 Source <text:s/>Lines</text:p>
      <text:p text:style-name="P28"><text:s text:c="5"/>99 Total <text:s text:c="2"/>Lines</text:p>
      <text:p text:style-name="P28"><text:s text:c="5"/>20 Symbols</text:p>
      <text:p text:style-name="P28"/>
      <text:p text:style-name="P28"><text:s text:c="2"/>48004 + 459253 Bytes symbol space free</text:p>
      <text:p text:style-name="P28"/>
      <text:p text:style-name="P28"><text:s text:c="6"/>0 Warning Errors</text:p>
      <text:p text:style-name="P28"><text:s text:c="6"/>0 Severe <text:s/>Errors</text:p>
      <text:p text:style-name="P29">#Microsoft (R) Macro Assembler Version 5.10 <text:s text:c="17"/>12/3/20 16:44:31</text:p>
      <text:p text:style-name="P28"><text:s text:c="61"/>Page <text:s text:c="4"/>1-1</text:p>
      <text:p text:style-name="P28"/>
      <text:p text:style-name="P28"/>
      <text:p text:style-name="P28"><text:s/>0000<text:tab/><text:tab/><text:tab/><text:tab/>AStack SEGMENT STACK</text:p>
      <text:p text:style-name="P28"><text:s/>0000 <text:s/>0400[<text:tab/><text:tab/><text:tab/><text:tab/>DB 1024 DUP(?)</text:p>
      <text:p text:style-name="P28"><text:tab/> <text:s text:c="2"/>??<text:tab/><text:tab/><text:tab/></text:p>
      <text:p text:style-name="P28"><text:tab/><text:tab/><text:tab/> ]<text:tab/></text:p>
      <text:p text:style-name="P28"><text:tab/><text:tab/><text:tab/><text:tab/></text:p>
      <text:p text:style-name="P28"><text:s/>0400<text:tab/><text:tab/><text:tab/><text:tab/>AStack ENDS</text:p>
      <text:p text:style-name="P28"><text:tab/><text:tab/><text:tab/><text:tab/></text:p>
      <text:p text:style-name="P28"><text:s/>0000<text:tab/><text:tab/><text:tab/><text:tab/>DATA SEGMENT</text:p>
      <text:p text:style-name="P28"><text:s/>0000 <text:s/>0000<text:tab/><text:tab/><text:tab/><text:tab/>keep_cs DW 0<text:tab/><text:tab/><text:tab/>;РґР»СЏ</text:p>
      <text:p text:style-name="P28"><text:tab/><text:tab/><text:tab/><text:tab/> С…СЂР°РЅРµРЅРёСЏ СЃРµРіРјРµРЅС‚Р°</text:p>
      <text:p text:style-name="P28"><text:s/>0002 <text:s/>0000<text:tab/><text:tab/><text:tab/><text:tab/>keep_ip DW 0<text:tab/><text:tab/><text:tab/>;Рё СЃР</text:p>
      <text:p text:style-name="P28"><text:tab/><text:tab/><text:tab/><text:tab/>јРµС‰РµРЅРёСЏ РїСЂРµСЂС‹РІР°РЅРёСЏ</text:p>
      <text:p text:style-name="P28"><text:s/>0004<text:tab/><text:tab/><text:tab/><text:tab/>DATA ENDS</text:p>
      <text:p text:style-name="P28"><text:tab/><text:tab/><text:tab/><text:tab/></text:p>
      <text:p text:style-name="P28"><text:s/>0000<text:tab/><text:tab/><text:tab/><text:tab/>CODE SEGMENT</text:p>
      <text:p text:style-name="P28"><text:tab/><text:tab/><text:tab/><text:tab/> <text:s text:c="3"/>ASSUME SS:AStack, DS:DATA, CS:CODE</text:p>
      <text:p text:style-name="P28"><text:tab/><text:tab/><text:tab/><text:tab/></text:p>
      <text:p text:style-name="P28"><text:s/>0000<text:tab/><text:tab/><text:tab/><text:tab/>SUBR_INT PROC FAR</text:p>
      <text:p text:style-name="P28"><text:s/>0000 <text:s/>EB 27 90<text:tab/><text:tab/><text:tab/><text:tab/>jmp begin</text:p>
      <text:p text:style-name="P28"><text:s/>0003 <text:s/>0000<text:tab/><text:tab/><text:tab/><text:tab/>int_keep_ss DW 0</text:p>
      <text:p text:style-name="P28"><text:s/>0005 <text:s/>0000<text:tab/><text:tab/><text:tab/><text:tab/>int_keep_sp DW 0</text:p>
      <text:p text:style-name="P28"><text:s/>0007 <text:s/>0000<text:tab/><text:tab/><text:tab/><text:tab/>int_keep_ax DW 0</text:p>
      <text:p text:style-name="P28"><text:s/>0009 <text:s/>0010[<text:tab/><text:tab/><text:tab/><text:tab/>IntStack DW 16 DUP(?)</text:p>
      <text:p text:style-name="P28"><text:tab/> <text:s text:c="2"/>????<text:tab/><text:tab/><text:tab/></text:p>
      <text:p text:style-name="P28"><text:tab/><text:tab/><text:tab/> ]<text:tab/></text:p>
      <text:p text:style-name="P28"><text:tab/><text:tab/><text:tab/><text:tab/></text:p>
      <text:p text:style-name="P28"><text:soft-page-break/><text:s/>0029<text:tab/><text:tab/><text:tab/><text:tab/>begin:</text:p>
      <text:p text:style-name="P28"><text:s/>0029 <text:s/>2E: 89 26 0005 R<text:tab/><text:tab/><text:tab/>mov int_keep_sp, sp</text:p>
      <text:p text:style-name="P28"><text:s/>002E <text:s/>2E: A3 0007 R<text:tab/><text:tab/><text:tab/>mov int_keep_ax, ax</text:p>
      <text:p text:style-name="P28"><text:s/>0032 <text:s/>8C D0<text:tab/><text:tab/><text:tab/><text:tab/>mov ax, ss</text:p>
      <text:p text:style-name="P28"><text:s/>0034 <text:s/>2E: A3 0003 R<text:tab/><text:tab/><text:tab/>mov int_keep_ss, ax</text:p>
      <text:p text:style-name="P28"><text:s/>0038 <text:s/>2E: A1 0007 R<text:tab/><text:tab/><text:tab/>mov ax, int_keep_ax</text:p>
      <text:p text:style-name="P28"><text:s/>003C <text:s/>BC 0029 R<text:tab/><text:tab/><text:tab/>mov sp, OFFSET begin</text:p>
      <text:p text:style-name="P28"><text:s/>003F <text:s/>B8 ---- R<text:tab/><text:tab/> <text:s text:c="2"/><text:tab/>mov ax, seg IntStack</text:p>
      <text:p text:style-name="P28"><text:s/>0042 <text:s/>8E D0<text:tab/><text:tab/><text:tab/><text:tab/>mov ss, ax</text:p>
      <text:p text:style-name="P28"><text:s/>0044 <text:s/>50<text:tab/><text:tab/><text:tab/><text:tab/>push ax<text:tab/><text:tab/><text:tab/>;СЃРѕС…СЂР°РЅРµ</text:p>
      <text:p text:style-name="P28"><text:tab/><text:tab/><text:tab/><text:tab/>РЅРёРµ РёР·РјРµРЅСЏРµРјРѕРіРѕ СЂРµРіРёСЃС‚СЂР°</text:p>
      <text:p text:style-name="P28"><text:s/>0045 <text:s/>52<text:tab/><text:tab/><text:tab/><text:tab/>push dx<text:tab/><text:tab/><text:tab/>;СЃРѕС…СЂР°РЅРµ</text:p>
      <text:p text:style-name="P28"><text:tab/><text:tab/><text:tab/><text:tab/>РЅРёРµ РёР·РјРµРЅСЏРµРјРѕРіРѕ СЂРµРіРёСЃС‚СЂР°</text:p>
      <text:p text:style-name="P28"><text:s/>0046 <text:s/>B0 B6<text:tab/><text:tab/><text:tab/><text:tab/>mov al, 10110110b</text:p>
      <text:p text:style-name="P28"><text:s/>0048 <text:s/>E6 43<text:tab/><text:tab/><text:tab/><text:tab/>out 43h, al</text:p>
      <text:p text:style-name="P28"><text:s/>004A <text:s/>B8 012C<text:tab/><text:tab/><text:tab/><text:tab/>mov ax, 300 <text:tab/><text:tab/><text:tab/>;РѕРїСЂ</text:p>
      <text:p text:style-name="P28"><text:tab/><text:tab/><text:tab/><text:tab/>РµРґРµР»СЏРµРј Р·РІСѓРє СЃ Р·Р°РґР°РЅРЅРѕР№ С‡Р</text:p>
      <text:p text:style-name="P28"><text:tab/><text:tab/><text:tab/><text:tab/>°СЃС‚РѕС‚РѕР№</text:p>
      <text:p text:style-name="P28"><text:s/>004D <text:s/>E6 42<text:tab/><text:tab/><text:tab/><text:tab/>out 42h, al<text:tab/><text:tab/><text:tab/>;РІРєР»</text:p>
      <text:p text:style-name="P28"><text:tab/><text:tab/><text:tab/><text:tab/>СЋС‡РµРЅРёРµ Р·РІСѓРєРѕРІРѕРіРѕ СЃРёРіРЅР°Р»Р°</text:p>
      <text:p text:style-name="P28"><text:s/>004F <text:s/>8A C4<text:tab/><text:tab/><text:tab/><text:tab/>mov al, ah</text:p>
      <text:p text:style-name="P28"><text:s/>0051 <text:s/>E6 42<text:tab/><text:tab/><text:tab/><text:tab/>out 42h, al<text:tab/><text:tab/><text:tab/>;РІС‹Рє</text:p>
      <text:p text:style-name="P28"><text:tab/><text:tab/><text:tab/><text:tab/>Р»СЋС‡РµРЅРёРµ Р·РІСѓРєРѕРІРѕРіРѕ СЃРёРіРЅР°Р»Р</text:p>
      <text:p text:style-name="P28"><text:tab/><text:tab/><text:tab/><text:tab/>°</text:p>
      <text:p text:style-name="P28"><text:s/>0053 <text:s/>E4 61<text:tab/><text:tab/><text:tab/><text:tab/>in al, 61h</text:p>
      <text:p text:style-name="P28"><text:soft-page-break/><text:s/>0055 <text:s/>8A E0<text:tab/><text:tab/><text:tab/><text:tab/>mov ah, al</text:p>
      <text:p text:style-name="P28"><text:s/>0057 <text:s/>0C 03<text:tab/><text:tab/><text:tab/><text:tab/>or al, 3</text:p>
      <text:p text:style-name="P28"><text:s/>0059 <text:s/>E6 61<text:tab/><text:tab/><text:tab/><text:tab/>out 61h, al</text:p>
      <text:p text:style-name="P28"/>
      <text:p text:style-name="P29">#Microsoft (R) Macro Assembler Version 5.10 <text:s text:c="17"/>12/3/20 16:44:31</text:p>
      <text:p text:style-name="P28"><text:s text:c="61"/>Page <text:s text:c="4"/>1-2</text:p>
      <text:p text:style-name="P28"/>
      <text:p text:style-name="P28"/>
      <text:p text:style-name="P28"><text:s/>005B <text:s/>2B C9<text:tab/><text:tab/><text:tab/><text:tab/>sub cx, cx</text:p>
      <text:p text:style-name="P28"><text:s/>005D<text:tab/><text:tab/><text:tab/><text:tab/>kill_time:</text:p>
      <text:p text:style-name="P28"><text:s/>005D <text:s/>E2 FE<text:tab/><text:tab/><text:tab/><text:tab/>loop kill_time</text:p>
      <text:p text:style-name="P28"><text:s/>005F <text:s/>8A C4<text:tab/><text:tab/><text:tab/><text:tab/>mov al, ah</text:p>
      <text:p text:style-name="P28"><text:s/>0061 <text:s/>E6 61<text:tab/><text:tab/><text:tab/><text:tab/>out 61h, al <text:tab/><text:tab/><text:tab/>;РІС‹Рє</text:p>
      <text:p text:style-name="P28"><text:tab/><text:tab/><text:tab/><text:tab/>Р»СЋС‡РµРЅРёРµ Р·РІСѓРєР°</text:p>
      <text:p text:style-name="P28"><text:s/>0063 <text:s/>5A<text:tab/><text:tab/><text:tab/><text:tab/>pop dx<text:tab/><text:tab/><text:tab/><text:tab/>;РІРѕСЃ</text:p>
      <text:p text:style-name="P28"><text:tab/><text:tab/><text:tab/><text:tab/>СЃС‚Р°РЅРѕРІР»РµРЅРёРµ СЂРµРіРёСЃС‚СЂР° dx</text:p>
      <text:p text:style-name="P28"><text:s/>0064 <text:s/>58<text:tab/><text:tab/><text:tab/><text:tab/>pop ax<text:tab/><text:tab/><text:tab/><text:tab/>;РІРѕСЃ</text:p>
      <text:p text:style-name="P28"><text:tab/><text:tab/><text:tab/><text:tab/>СЃС‚Р°РЅРѕРІР»РµРЅРёРµ СЂРµРіРёСЃС‚СЂР° ax</text:p>
      <text:p text:style-name="P28"><text:s/>0065 <text:s/>2E: A3 0007 R<text:tab/><text:tab/><text:tab/>mov int_keep_ax, ax</text:p>
      <text:p text:style-name="P28"><text:s/>0069 <text:s/>2E: 8B 26 0005 R<text:tab/><text:tab/><text:tab/>mov sp, int_keep_sp</text:p>
      <text:p text:style-name="P28"><text:s/>006E <text:s/>2E: A1 0003 R<text:tab/><text:tab/><text:tab/>mov ax, int_keep_ss</text:p>
      <text:p text:style-name="P28"><text:s/>0072 <text:s/>8E D0<text:tab/><text:tab/><text:tab/><text:tab/>mov ss, ax</text:p>
      <text:p text:style-name="P28"><text:s/>0074 <text:s/>2E: A1 0007 R<text:tab/><text:tab/><text:tab/>mov ax, int_keep_ax</text:p>
      <text:p text:style-name="P28"><text:s/>0078 <text:s/>B0 20<text:tab/><text:tab/><text:tab/><text:tab/>mov al, 20h<text:tab/><text:tab/><text:tab/>;СЂР°Р·</text:p>
      <text:p text:style-name="P28"><text:tab/><text:tab/><text:tab/><text:tab/>СЂРµС€Р°РµРј РѕР±СЂР°Р±РѕС‚РєСѓ РїСЂРµСЂС‹РІР°Р</text:p>
      <text:p text:style-name="P28"><text:tab/><text:tab/><text:tab/><text:tab/>ЅРёР№</text:p>
      <text:p text:style-name="P28"><text:s/>007A <text:s/>E6 20<text:tab/><text:tab/><text:tab/><text:tab/>out 20h, al<text:tab/><text:tab/><text:tab/>;СЃ Р±Р</text:p>
      <text:p text:style-name="P28"><text:tab/><text:tab/><text:tab/><text:tab/>ѕР»РµРµ РЅРёР·РєРёРјРё СѓСЂРѕРІРЅСЏРјРё</text:p>
      <text:p text:style-name="P28"><text:s/>007C <text:s/>CF<text:tab/><text:tab/><text:tab/><text:tab/>iret<text:tab/><text:tab/><text:tab/><text:tab/>;РєРѕРЅ</text:p>
      <text:p text:style-name="P28"><text:tab/><text:tab/><text:tab/><text:tab/>РµС† РїСЂРµСЂС‹РІР°РЅРёСЏ</text:p>
      <text:p text:style-name="P28"><text:tab/><text:tab/><text:tab/><text:tab/></text:p>
      <text:p text:style-name="P28"><text:soft-page-break/><text:s/>007D<text:tab/><text:tab/><text:tab/><text:tab/>SUBR_INT ENDP</text:p>
      <text:p text:style-name="P28"><text:tab/><text:tab/><text:tab/><text:tab/></text:p>
      <text:p text:style-name="P28"><text:s/>007D<text:tab/><text:tab/><text:tab/><text:tab/>MAIN PROC FAR</text:p>
      <text:p text:style-name="P28"><text:s/>007D <text:s/>1E<text:tab/><text:tab/><text:tab/><text:tab/>push ds</text:p>
      <text:p text:style-name="P28"><text:s/>007E <text:s/>2B C0<text:tab/><text:tab/><text:tab/><text:tab/>sub ax, ax</text:p>
      <text:p text:style-name="P28"><text:s/>0080 <text:s/>50<text:tab/><text:tab/><text:tab/><text:tab/>push ax</text:p>
      <text:p text:style-name="P28"><text:s/>0081 <text:s/>B8 ---- R<text:tab/><text:tab/><text:tab/>mov ax, DATA</text:p>
      <text:p text:style-name="P28"><text:s/>0084 <text:s/>8E D8<text:tab/><text:tab/><text:tab/><text:tab/>mov ds, ax</text:p>
      <text:p text:style-name="P28"><text:s/>0086 <text:s/>B4 35<text:tab/><text:tab/><text:tab/><text:tab/>mov ah, 35h</text:p>
      <text:p text:style-name="P28"><text:s/>0088 <text:s/>B0 08<text:tab/><text:tab/><text:tab/><text:tab/>mov al, 08h</text:p>
      <text:p text:style-name="P28"><text:s/>008A <text:s/>CD 21<text:tab/><text:tab/><text:tab/><text:tab/>int 21h</text:p>
      <text:p text:style-name="P28"><text:s/>008C <text:s/>89 1E 0002 R<text:tab/><text:tab/><text:tab/>mov keep_ip, bx</text:p>
      <text:p text:style-name="P28"><text:s/>0090 <text:s/>8C 06 0000 R<text:tab/><text:tab/><text:tab/>mov keep_cs, es</text:p>
      <text:p text:style-name="P28"><text:s/>0094 <text:s/>1E<text:tab/><text:tab/><text:tab/><text:tab/>push ds</text:p>
      <text:p text:style-name="P28"><text:s/>0095 <text:s/>BA 0000 R<text:tab/><text:tab/><text:tab/>mov dx, offset SUBR_INT</text:p>
      <text:p text:style-name="P28"><text:s/>0098 <text:s/>B8 ---- R<text:tab/><text:tab/><text:tab/>mov ax, seg SUBR_INT</text:p>
      <text:p text:style-name="P28"><text:s/>009B <text:s/>8E D8<text:tab/><text:tab/><text:tab/><text:tab/>mov ds, ax</text:p>
      <text:p text:style-name="P28"><text:s/>009D <text:s/>B4 25<text:tab/><text:tab/><text:tab/><text:tab/>mov ah, 25h</text:p>
      <text:p text:style-name="P28"><text:s/>009F <text:s/>B0 08<text:tab/><text:tab/><text:tab/><text:tab/>mov al, 08h</text:p>
      <text:p text:style-name="P28"><text:s/>00A1 <text:s/>CD 21<text:tab/><text:tab/><text:tab/><text:tab/>int 21h</text:p>
      <text:p text:style-name="P28"><text:s/>00A3 <text:s/>1F<text:tab/><text:tab/><text:tab/><text:tab/>pop ds</text:p>
      <text:p text:style-name="P28"><text:s/>00A4<text:tab/><text:tab/><text:tab/><text:tab/>check_end:</text:p>
      <text:p text:style-name="P28"><text:s/>00A4 <text:s/>B4 01<text:tab/><text:tab/><text:tab/><text:tab/>mov ah, 01h <text:tab/><text:tab/><text:tab/>;РїРѕР»</text:p>
      <text:p text:style-name="P28"><text:tab/><text:tab/><text:tab/><text:tab/>СѓС‡Р°РµРј СЃРёРјРІРѕР»</text:p>
      <text:p text:style-name="P28"><text:s/>00A6 <text:s/>CD 21<text:tab/><text:tab/><text:tab/><text:tab/>int 21h</text:p>
      <text:p text:style-name="P28"><text:s/>00A8 <text:s/>3C 1B<text:tab/><text:tab/><text:tab/><text:tab/>cmp al, 1bh<text:tab/><text:tab/><text:tab/>;РїСЂРѕ</text:p>
      <text:p text:style-name="P28"><text:tab/><text:tab/><text:tab/><text:tab/>РіСЂР°РјРјР° СЂР°Р±РѕС‚Р°РµС‚, РїРѕРєР° РЅРµ Р±</text:p>
      <text:p text:style-name="P28"><text:tab/><text:tab/><text:tab/><text:tab/>СѓРґРµС‚ РЅР°Р¶Р°С‚ ESC</text:p>
      <text:p text:style-name="P28"><text:s/>00AA <text:s/>74 02<text:tab/><text:tab/><text:tab/><text:tab/>je func_end</text:p>
      <text:p text:style-name="P28"><text:soft-page-break/><text:s/>00AC <text:s/>EB F6<text:tab/><text:tab/><text:tab/><text:tab/>jmp check_end</text:p>
      <text:p text:style-name="P28"><text:s/>00AE<text:tab/><text:tab/><text:tab/><text:tab/>func_end:</text:p>
      <text:p text:style-name="P28"/>
      <text:p text:style-name="P29">#Microsoft (R) Macro Assembler Version 5.10 <text:s text:c="17"/>12/3/20 16:44:31</text:p>
      <text:p text:style-name="P28"><text:s text:c="61"/>Page <text:s text:c="4"/>1-3</text:p>
      <text:p text:style-name="P28"/>
      <text:p text:style-name="P28"/>
      <text:p text:style-name="P28"><text:s/>00AE <text:s/>FA<text:tab/><text:tab/><text:tab/><text:tab/>cli<text:tab/><text:tab/><text:tab/><text:tab/>;РІРѕСЃ</text:p>
      <text:p text:style-name="P28"><text:tab/><text:tab/><text:tab/><text:tab/>СЃС‚Р°РЅР°РІР»РёРІР°РµРј СЃС‚Р°СЂС‹Р№ РІРµРєС‚Р</text:p>
      <text:p text:style-name="P28"><text:tab/><text:tab/><text:tab/><text:tab/>ѕСЂ РїСЂРµСЂС‹РІР°РЅРёСЏ</text:p>
      <text:p text:style-name="P28"><text:s/>00AF <text:s/>1E<text:tab/><text:tab/><text:tab/><text:tab/>push ds</text:p>
      <text:p text:style-name="P28"><text:s/>00B0 <text:s/>8B 16 0002 R<text:tab/><text:tab/><text:tab/>mov dx, keep_ip</text:p>
      <text:p text:style-name="P28"><text:s/>00B4 <text:s/>A1 0000 R<text:tab/><text:tab/><text:tab/>mov ax, keep_cs</text:p>
      <text:p text:style-name="P28"><text:s/>00B7 <text:s/>8E D8<text:tab/><text:tab/><text:tab/><text:tab/>mov ds, ax</text:p>
      <text:p text:style-name="P28"><text:s/>00B9 <text:s/>B4 25<text:tab/><text:tab/><text:tab/><text:tab/>mov ah, 25h</text:p>
      <text:p text:style-name="P28"><text:s/>00BB <text:s/>B0 08<text:tab/><text:tab/><text:tab/><text:tab/>mov al, 08h</text:p>
      <text:p text:style-name="P28"><text:s/>00BD <text:s/>CD 21<text:tab/><text:tab/><text:tab/><text:tab/>int 21h</text:p>
      <text:p text:style-name="P28"><text:s/>00BF <text:s/>1F<text:tab/><text:tab/><text:tab/><text:tab/>pop ds</text:p>
      <text:p text:style-name="P28"><text:s/>00C0 <text:s/>FB<text:tab/><text:tab/><text:tab/><text:tab/>sti</text:p>
      <text:p text:style-name="P28"><text:s/>00C1 <text:s/>CB<text:tab/><text:tab/><text:tab/><text:tab/>ret</text:p>
      <text:p text:style-name="P28"><text:s/>00C2<text:tab/><text:tab/><text:tab/><text:tab/>MAIN ENDP</text:p>
      <text:p text:style-name="P28"><text:tab/><text:tab/><text:tab/><text:tab/></text:p>
      <text:p text:style-name="P28"><text:s/>00C2<text:tab/><text:tab/><text:tab/><text:tab/>CODE ENDS</text:p>
      <text:p text:style-name="P28"><text:tab/><text:tab/><text:tab/><text:tab/></text:p>
      <text:p text:style-name="P28"><text:tab/><text:tab/><text:tab/><text:tab/>END MAIN</text:p>
      <text:p text:style-name="P28"/>
      <text:p text:style-name="P29">#Microsoft (R) Macro Assembler Version 5.10 <text:s text:c="17"/>12/3/20 16:44:31</text:p>
      <text:p text:style-name="P28"><text:s text:c="61"/>Symbols-1</text:p>
      <text:p text:style-name="P28"/>
      <text:p text:style-name="P28"/>
      <text:p text:style-name="P28">Segments and Groups:</text:p>
      <text:p text:style-name="P28"/>
      <text:p text:style-name="P28"><text:s text:c="16"/>N a m e <text:s text:c="8"/><text:tab/>Length<text:tab/> Align<text:tab/>Combine Class</text:p>
      <text:p text:style-name="P28"/>
      <text:p text:style-name="P28">ASTACK . . . . . . . . . . . . . <text:s/><text:tab/>0400<text:tab/>PARA<text:tab/>STACK<text:tab/></text:p>
      <text:p text:style-name="P28">CODE . . . . . . . . . . . . . . <text:s/><text:tab/>00C2<text:tab/>PARA<text:tab/>NONE<text:tab/></text:p>
      <text:p text:style-name="P28">DATA . . . . . . . . . . . . . . <text:s/><text:tab/>0004<text:tab/>PARA<text:tab/>NONE<text:tab/></text:p>
      <text:p text:style-name="P28"/>
      <text:p text:style-name="P28">Symbols: <text:s text:c="11"/></text:p>
      <text:p text:style-name="P28"/>
      <text:p text:style-name="P28"><text:s text:c="16"/>N a m e <text:s text:c="8"/><text:tab/>Type<text:tab/> Value<text:tab/> Attr</text:p>
      <text:p text:style-name="P28"/>
      <text:p text:style-name="P28">BEGIN <text:s/>. . . . . . . . . . . . . <text:s/><text:tab/>L NEAR<text:tab/>0029<text:tab/>CODE</text:p>
      <text:p text:style-name="P28"/>
      <text:p text:style-name="P28">CHECK_END <text:s/>. . . . . . . . . . . <text:s/><text:tab/>L NEAR<text:tab/>00A4<text:tab/>CODE</text:p>
      <text:p text:style-name="P28"/>
      <text:p text:style-name="P28">FUNC_END . . . . . . . . . . . . <text:s/><text:tab/>L NEAR<text:tab/>00AE<text:tab/>CODE</text:p>
      <text:p text:style-name="P28"/>
      <text:p text:style-name="P28">INTSTACK . . . . . . . . . . . . <text:s/><text:tab/>L WORD<text:tab/>0009<text:tab/>CODE<text:tab/>Length = 0010</text:p>
      <text:p text:style-name="P28">INT_KEEP_AX <text:s/>. . . . . . . . . . <text:s/><text:tab/>L WORD<text:tab/>0007<text:tab/>CODE</text:p>
      <text:p text:style-name="P28">INT_KEEP_SP <text:s/>. . . . . . . . . . <text:s/><text:tab/>L WORD<text:tab/>0005<text:tab/>CODE</text:p>
      <text:p text:style-name="P28">INT_KEEP_SS <text:s/>. . . . . . . . . . <text:s/><text:tab/>L WORD<text:tab/>0003<text:tab/>CODE</text:p>
      <text:p text:style-name="P28"/>
      <text:p text:style-name="P28">KEEP_CS <text:s/>. . . . . . . . . . . . <text:s/><text:tab/>L WORD<text:tab/>0000<text:tab/>DATA</text:p>
      <text:p text:style-name="P28">KEEP_IP <text:s/>. . . . . . . . . . . . <text:s/><text:tab/>L WORD<text:tab/>0002<text:tab/>DATA</text:p>
      <text:p text:style-name="P28">KILL_TIME <text:s/>. . . . . . . . . . . <text:s/><text:tab/>L NEAR<text:tab/>005D<text:tab/>CODE</text:p>
      <text:p text:style-name="P28"><text:soft-page-break/></text:p>
      <text:p text:style-name="P28">MAIN . . . . . . . . . . . . . . <text:s/><text:tab/>F PROC<text:tab/>007D<text:tab/>CODE<text:tab/>Length = 0045</text:p>
      <text:p text:style-name="P28"/>
      <text:p text:style-name="P28">SUBR_INT . . . . . . . . . . . . <text:s/><text:tab/>F PROC<text:tab/>0000<text:tab/>CODE<text:tab/>Length = 007D</text:p>
      <text:p text:style-name="P28"/>
      <text:p text:style-name="P28">@CPU . . . . . . . . . . . . . . <text:s/><text:tab/>TEXT <text:s/>0101h<text:tab/><text:tab/></text:p>
      <text:p text:style-name="P28">@FILENAME <text:s/>. . . . . . . . . . . <text:s/><text:tab/>TEXT <text:s/>LAB5<text:tab/><text:tab/></text:p>
      <text:p text:style-name="P28">@VERSION . . . . . . . . . . . . <text:s/><text:tab/>TEXT <text:s/>510<text:tab/><text:tab/></text:p>
      <text:p text:style-name="P28"/>
      <text:p text:style-name="P28"/>
      <text:p text:style-name="P28"><text:s text:c="5"/>99 Source <text:s/>Lines</text:p>
      <text:p text:style-name="P28"><text:s text:c="5"/>99 Total <text:s text:c="2"/>Lines</text:p>
      <text:p text:style-name="P28"><text:s text:c="5"/>20 Symbols</text:p>
      <text:p text:style-name="P28"/>
      <text:p text:style-name="P28"><text:s text:c="2"/>48004 + 459253 Bytes symbol space free</text:p>
      <text:p text:style-name="P28"/>
      <text:p text:style-name="P28"><text:s text:c="6"/>0 Warning Errors</text:p>
      <text:p text:style-name="P28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2-03T17:06:51.323133037</dc:date>
    <meta:editing-cycles>22</meta:editing-cycles>
    <meta:editing-duration>PT56M59S</meta:editing-duration>
    <meta:generator>LibreOffice/6.4.6.2$Linux_X86_64 LibreOffice_project/40$Build-2</meta:generator>
    <meta:document-statistic meta:table-count="1" meta:image-count="0" meta:object-count="0" meta:page-count="27" meta:paragraph-count="499" meta:word-count="2819" meta:character-count="16796" meta:non-whitespace-character-count="12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